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min: Montag den 16.11.2015 um 14:15 -14:25 Uhr</text:p>
      <text:p text:style-name="Standard"/>
      <text:p text:style-name="Standard">Storydetails:</text:p>
      <text:p text:style-name="Standard"><text:tab/><text:tab/>Hauptcharakter: <text:tab/>Ü-Ei-Frosch → Opfer</text:p>
      <text:p text:style-name="Standard"><text:tab/><text:tab/><text:tab/><text:tab/><text:tab/>Ü-Ei-Auto → Bedrohung</text:p>
      <text:p text:style-name="Standard"><text:tab/><text:tab/><text:tab/><text:tab/><text:tab/>Frogmen → Hero</text:p>
      <text:p text:style-name="Standard"><text:tab/><text:tab/><text:tab/><text:tab/><text:tab/>Frogmobil → Auto (Frogmen)</text:p>
      <text:p text:style-name="Standard"><text:tab/><text:tab/><text:tab/><text:tab/><text:tab/></text:p>
      <text:p text:style-name="Standard"/>
      <text:p text:style-name="Standard"><text:tab/><text:tab/>Nebencharakter:<text:tab/>Frösche → Passanten</text:p>
      <text:p text:style-name="Standard"/>
      <text:p text:style-name="Standard"/>
      <text:p text:style-name="Standard"><text:tab/><text:tab/>Umgebung:<text:tab/><text:tab/>Stadt Madinales (Stadtwald( russisch, arabisch))</text:p>
      <text:p text:style-name="Standard"/>
      <text:p text:style-name="Standard"/>
      <text:p text:style-name="Standard"><text:tab/>Visuelle-Vorstellung:</text:p>
      <text:p text:style-name="Standard"><text:tab/><text:tab/>Umgebung:<text:tab/><text:tab/>Fantasy-Stadt ( Stadt und Wald miteinander verschmolzen)</text:p>
      <text:p text:style-name="Standard"><text:tab/><text:tab/><text:tab/><text:tab/><text:tab/></text:p>
      <text:p text:style-name="Standard"/>
      <text:p text:style-name="Standard">Kurzbeschreibung: Eine Heldentat in Madinales.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3D-Modellierung</text:p>
        <text:p text:style-name="Header">Stefanie Schljak</text:p>
        <text:p text:style-name="Header">Zamara Zeidan</text:p>
        <text:p text:style-name="Header">Projekt: Steaman</text:p>
        <text:p text:style-name="Header">Gruppe.Nr. 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my ZZ</meta:initial-creator>
    <meta:creation-date>2015-11-10T10:27:30.34</meta:creation-date>
    <meta:document-statistic meta:table-count="0" meta:image-count="0" meta:object-count="0" meta:page-count="1" meta:paragraph-count="18" meta:word-count="56" meta:character-count="497"/>
    <dc:date>2015-11-10T11:58:22.25</dc:date>
    <dc:creator>Zamy ZZ</dc:creator>
    <meta:editing-duration>PT30M13S</meta:editing-duration>
    <meta:editing-cycles>1</meta:editing-cycles>
    <meta:generator>OpenOffice/4.1.1$Win32 OpenOffice.org_project/411m6$Build-9775</meta:generator>
  </office:meta>
</office:document-meta>
</file>